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007" officeooo:paragraph-rsid="0001400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4007" officeooo:paragraph-rsid="0001502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officeooo:rsid="00014007" officeooo:paragraph-rsid="00014007"/>
    </style:style>
    <style:style style:name="P4" style:family="paragraph" style:parent-style-name="Standard">
      <style:text-properties style:font-name="Calibri" fo:font-weight="bold" officeooo:rsid="00014007" officeooo:paragraph-rsid="00014007" style:font-weight-asian="bold" style:font-weight-complex="bold"/>
    </style:style>
    <style:style style:name="P5" style:family="paragraph" style:parent-style-name="Standard">
      <style:text-properties style:font-name="Calibri" fo:font-style="italic" officeooo:rsid="00014007" officeooo:paragraph-rsid="00014007" style:font-style-asian="italic" style:font-style-complex="italic"/>
    </style:style>
    <style:style style:name="P6" style:family="paragraph" style:parent-style-name="Standard">
      <style:text-properties style:font-name="Calibri" fo:font-style="italic" officeooo:rsid="00014007" officeooo:paragraph-rsid="0004ffa7" style:font-style-asian="italic" style:font-style-complex="italic"/>
    </style:style>
    <style:style style:name="T1" style:family="text">
      <style:text-properties officeooo:rsid="00015025"/>
    </style:style>
    <style:style style:name="T2" style:family="text">
      <style:text-properties officeooo:rsid="00017210"/>
    </style:style>
    <style:style style:name="T3" style:family="text">
      <style:text-properties officeooo:rsid="0004f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_0<text:span text:style-name="T3">3</text:span>_basi<text:span text:style-name="T1">c_</text:span>producer_consumer</text:p>
      <text:p text:style-name="P3"/>
      <text:p text:style-name="P4">La entrega de la práctica debe ser en formato zip donde debe incluir:</text:p>
      <text:p text:style-name="P4"><text:tab/>- Funcionalidad de Exercise 0<text:span text:style-name="T3">3</text:span> en formato pdf.</text:p>
      <text:p text:style-name="P4"><text:tab/>- Ficheros de API Java con las modificaciones.</text:p>
      <text:p text:style-name="P3"/>
      <text:p text:style-name="P3">----------------------------------------------------------------------------------------------------------------------------------</text:p>
      <text:p text:style-name="P5">1.- Escribe el nombre del Topic donde el Producer está enviando los mensajes en la API Java</text:p>
      <text:p text:style-name="P3"/>
      <text:p text:style-name="P3"/>
      <text:p text:style-name="P3"/>
      <text:p text:style-name="P3"/>
      <text:p text:style-name="P5">2.- Describe los mensajes qué esta enviando el Producer en la API Java.</text:p>
      <text:p text:style-name="P3"/>
      <text:p text:style-name="P3"/>
      <text:p text:style-name="P3"/>
      <text:p text:style-name="P3"/>
      <text:p text:style-name="P5">3.- <text:span text:style-name="T3">Describe qué hace el código de WordCountConsumer</text:span></text:p>
      <text:p text:style-name="P3"/>
      <text:p text:style-name="P3"/>
      <text:p text:style-name="P3"/>
      <text:p text:style-name="P3"/>
      <text:p text:style-name="P6">4.- Explica cómo el Consumer obtiene los mensajes según el código de la API Java.</text:p>
      <text:p text:style-name="P6"/>
      <text:p text:style-name="P6"/>
      <text:p text:style-name="P6"/>
      <text:p text:style-name="P6"/>
      <text:p text:style-name="P6"/>
      <text:p text:style-name="P6"><text:span text:style-name="T3">5.-</text:span>Realiza un <text:span text:style-name="T2">pequeño </text:span>cambio en el <text:span text:style-name="T2">código de la API Java de Producer modificando el mensaje que se envía.</text:span></text:p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16:12:25.594000000</meta:creation-date>
    <dc:date>2025-04-15T16:23:23.996000000</dc:date>
    <meta:editing-duration>PT11M1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0" meta:word-count="103" meta:character-count="728" meta:non-whitespace-character-count="633"/>
  </office:meta>
</office:document-meta>
</file>